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2.2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45.5pt"/>
    </style:style>
    <style:style style:name="co4" style:family="table-column">
      <style:table-column-properties fo:break-before="auto" style:column-width="18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PageStyle_5f_Calc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rice 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otes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ipod Head</text:p>
          </table:table-cell>
          <table:table-cell table:style-name="ce4" office:value-type="float" office:value="24.99" calcext:value-type="float">
            <text:p>$24.9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2]*[.C2]" office:value-type="float" office:value="24.99" calcext:value-type="float">
            <text:p>$24.99</text:p>
          </table:table-cell>
          <table:table-cell table:style-name="ce7" office:value-type="string" calcext:value-type="string">
            <text:p><text:a xlink:href="https://www.amazon.com/Sinvitron-QZSD-06-Aluminum-Ballhead-Release/dp/B00NXPZKAE/ref=sr_1_6?ie=UTF8&amp;qid=1494954161&amp;sr=8-6&amp;keywords=tripod+ball+head" xlink:type="simple">https://www.amazon.com/Sinvitron-QZSD-06-Aluminum-Ballhead-Release/dp/B00NXPZKAE/ref=sr_1_6?ie=UTF8&amp;qid=1494954161&amp;sr=8-6&amp;keywords=tripod+ball+head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ils 20X40 MM 1500 MM</text:p>
          </table:table-cell>
          <table:table-cell table:style-name="ce4" office:value-type="float" office:value="21.45" calcext:value-type="float">
            <text:p>$21.45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[.B3]*[.C3]" office:value-type="float" office:value="42.9" calcext:value-type="float">
            <text:p>$42.90</text:p>
          </table:table-cell>
          <table:table-cell table:style-name="ce7" office:value-type="string" calcext:value-type="string">
            <text:p><text:a xlink:href="http://openbuildspartstore.com/v-slot-linear-rail/" xlink:type="simple">http://openbuildspartstore.com/v-slot-linear-rail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ils 20X40 500 MM</text:p>
          </table:table-cell>
          <table:table-cell table:style-name="ce4" office:value-type="float" office:value="7.51" calcext:value-type="float">
            <text:p>$7.51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[.B4]*[.C4]" office:value-type="float" office:value="15.02" calcext:value-type="float">
            <text:p>$15.02</text:p>
          </table:table-cell>
          <table:table-cell table:style-name="ce7" office:value-type="string" calcext:value-type="string">
            <text:p><text:a xlink:href="http://openbuildspartstore.com/v-slot-linear-rail/" xlink:type="simple">http://openbuildspartstore.com/v-slot-linear-rail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ear Slide 20-80 MM</text:p>
          </table:table-cell>
          <table:table-cell table:style-name="ce4" office:value-type="float" office:value="29.95" calcext:value-type="float">
            <text:p>$29.95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[.B5]*[.C5]" office:value-type="float" office:value="59.9" calcext:value-type="float">
            <text:p>$59.90</text:p>
          </table:table-cell>
          <table:table-cell table:style-name="ce7" office:value-type="string" calcext:value-type="string">
            <text:p><text:a xlink:href="http://openbuildspartstore.com/v-slot-gantry-set/" xlink:type="simple">http://openbuildspartstore.com/v-slot-gantry-set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ner Brackets</text:p>
          </table:table-cell>
          <table:table-cell table:style-name="ce4" office:value-type="float" office:value="1.8" calcext:value-type="float">
            <text:p>$1.80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[.B6]*[.C6]" office:value-type="float" office:value="28.8" calcext:value-type="float">
            <text:p>$28.80</text:p>
          </table:table-cell>
          <table:table-cell table:style-name="ce7" office:value-type="string" calcext:value-type="string">
            <text:p><text:a xlink:href="http://openbuildspartstore.com/inside-hidden-corner-bracket/" xlink:type="simple">http://openbuildspartstore.com/inside-hidden-corner-bracket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 Nuts </text:p>
          </table:table-cell>
          <table:table-cell table:style-name="ce4" office:value-type="float" office:value="4.95" calcext:value-type="float">
            <text:p>$4.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7]*[.C7]" office:value-type="float" office:value="4.95" calcext:value-type="float">
            <text:p>$4.95</text:p>
          </table:table-cell>
          <table:table-cell table:style-name="ce7" office:value-type="string" calcext:value-type="string">
            <text:p><text:a xlink:href="http://openbuildspartstore.com/tee-nuts-25-pack/" xlink:type="simple">http://openbuildspartstore.com/tee-nuts-25-pack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tor Bracket</text:p>
          </table:table-cell>
          <table:table-cell table:style-name="ce4" office:value-type="float" office:value="7.95" calcext:value-type="float">
            <text:p>$7.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8]*[.C8]" office:value-type="float" office:value="7.95" calcext:value-type="float">
            <text:p>$7.95</text:p>
          </table:table-cell>
          <table:table-cell table:style-name="ce7" office:value-type="string" calcext:value-type="string">
            <text:p><text:a xlink:href="http://openbuildspartstore.com/motor-mount-plate-nema-23-stepper-motor/" xlink:type="simple">http://openbuildspartstore.com/motor-mount-plate-nema-23-stepper-motor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deal Pully</text:p>
          </table:table-cell>
          <table:table-cell table:style-name="ce4" office:value-type="float" office:value="5.45" calcext:value-type="float">
            <text:p>$5.4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9]*[.C9]" office:value-type="float" office:value="5.45" calcext:value-type="float">
            <text:p>$5.45</text:p>
          </table:table-cell>
          <table:table-cell table:style-name="ce7" office:value-type="string" calcext:value-type="string">
            <text:p><text:a xlink:href="http://openbuildspartstore.com/smooth-idler-pulley-wheel-kit/" xlink:type="simple">http://openbuildspartstore.com/smooth-idler-pulley-wheel-kit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lt</text:p>
          </table:table-cell>
          <table:table-cell table:style-name="ce4" office:value-type="float" office:value="3.25" calcext:value-type="float">
            <text:p>$3.25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formula="of:=[.B10]*[.C10]" office:value-type="float" office:value="39" calcext:value-type="float">
            <text:p>$39.00</text:p>
          </table:table-cell>
          <table:table-cell table:style-name="ce7" office:value-type="string" calcext:value-type="string">
            <text:p><text:a xlink:href="http://openbuildspartstore.com/3gt-gt2-3m-timing-belt-by-the-foot/" xlink:type="simple">http://openbuildspartstore.com/3gt-gt2-3m-timing-belt-by-the-foot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lly </text:p>
          </table:table-cell>
          <table:table-cell table:style-name="ce4" office:value-type="float" office:value="8.95" calcext:value-type="float">
            <text:p>$8.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11]*[.C11]" office:value-type="float" office:value="8.95" calcext:value-type="float">
            <text:p>$8.95</text:p>
          </table:table-cell>
          <table:table-cell table:style-name="ce7" office:value-type="string" calcext:value-type="string">
            <text:p><text:a xlink:href="http://openbuildspartstore.com/3gt-gt2-3m-timing-pulley-20-tooth-250-bore-9mm-belt/" xlink:type="simple">http://openbuildspartstore.com/3gt-gt2-3m-timing-pulley-20-tooth-250-bore-9mm-belt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iver</text:p>
          </table:table-cell>
          <table:table-cell table:style-name="ce4" office:value-type="float" office:value="39.95" calcext:value-type="float">
            <text:p>$39.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12]*[.C12]" office:value-type="float" office:value="39.95" calcext:value-type="float">
            <text:p>$39.95</text:p>
          </table:table-cell>
          <table:table-cell table:style-name="ce7" office:value-type="string" calcext:value-type="string">
            <text:p><text:a xlink:href="http://openbuildspartstore.com/dq542ma-stepper-motor-driver/" xlink:type="simple">http://openbuildspartstore.com/dq542ma-stepper-motor-driver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wer Supply</text:p>
          </table:table-cell>
          <table:table-cell table:style-name="ce4" office:value-type="float" office:value="50" calcext:value-type="float">
            <text:p>$50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13]*[.C13]" office:value-type="float" office:value="50" calcext:value-type="float">
            <text:p>$50.00</text:p>
          </table:table-cell>
          <table:table-cell table:style-name="ce7" office:value-type="string" calcext:value-type="string">
            <text:p><text:a xlink:href="http://openbuildspartstore.com/24v-14-6a-meanwell-power-supply/" xlink:type="simple">http://openbuildspartstore.com/24v-14-6a-meanwell-power-supply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tor New 23 HT</text:p>
          </table:table-cell>
          <table:table-cell table:style-name="ce4" office:value-type="float" office:value="39.95" calcext:value-type="float">
            <text:p>$39.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14]*[.C14]" office:value-type="float" office:value="39.95" calcext:value-type="float">
            <text:p>$39.95</text:p>
          </table:table-cell>
          <table:table-cell table:style-name="ce7" office:value-type="string" calcext:value-type="string">
            <text:p><text:a xlink:href="http://openbuildspartstore.com/nema-23-stepper-motor-high-torque-series/" xlink:type="simple">http://openbuildspartstore.com/nema-23-stepper-motor-high-torque-series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mt Switch</text:p>
          </table:table-cell>
          <table:table-cell table:style-name="ce4" office:value-type="float" office:value="4.5" calcext:value-type="float">
            <text:p>$4.5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15]*[.C15]" office:value-type="float" office:value="4.5" calcext:value-type="float">
            <text:p>$4.50</text:p>
          </table:table-cell>
          <table:table-cell table:style-name="ce7" office:value-type="string" calcext:value-type="string">
            <text:p><text:a xlink:href="http://openbuildspartstore.com/micro-limit-switch-kit-with-mounting-plate/" xlink:type="simple">http://openbuildspartstore.com/micro-limit-switch-kit-with-mounting-plate/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duino</text:p>
          </table:table-cell>
          <table:table-cell table:style-name="ce4" office:value-type="float" office:value="24.95" calcext:value-type="float">
            <text:p>$24.9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.88" calcext:value-type="float">
            <text:p>$6.88</text:p>
          </table:table-cell>
          <table:table-cell table:style-name="ce7" office:value-type="string" calcext:value-type="string">
            <text:p><text:a xlink:href="https://www.amazon.com/Gikfun-ATmega328-Micro-controller-Arduino-Ek1620x1/dp/B00Q9YBO88/ref=sr_1_1_sspa?s=electronics&amp;ie=UTF8&amp;qid=1510957354&amp;sr=1-1-spons&amp;keywords=arduino+micro+5V&amp;psc=1" xlink:type="simple">
https://www.amazon.com/Gikfun-ATmega328-Micro-controller-Arduino-Ek1620x1/dp/B00Q9YBO88/ref=sr_1_1_sspa?s=electronics&amp;ie=UTF8&amp;qid=1510957354&amp;sr=1-1-spons&amp;keywords=arduino+micro+5V&amp;psc=1</text:a></text:p>
          </table:table-cell>
          <table:table-cell table:style-name="ce2" office:value-type="string" calcext:value-type="string">
            <text:p>Can use any arduino you wa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t (Used for Control)</text:p>
          </table:table-cell>
          <table:table-cell table:style-name="ce4" office:value-type="float" office:value="0.95" calcext:value-type="float">
            <text:p>$0.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17]*[.C17]" office:value-type="float" office:value="0.95" calcext:value-type="float">
            <text:p>$0.95</text:p>
          </table:table-cell>
          <table:table-cell table:style-name="ce7" office:value-type="string" calcext:value-type="string">
            <text:p><text:a xlink:href="https://www.sparkfun.com/products/9939" xlink:type="simple">https://www.sparkfun.com/products/9939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sh Buttons (Start, Stop, etc)</text:p>
          </table:table-cell>
          <table:table-cell table:style-name="ce4" office:value-type="float" office:value="4.95" calcext:value-type="float">
            <text:p>$4.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18]*[.C18]" office:value-type="float" office:value="4.95" calcext:value-type="float">
            <text:p>$4.95</text:p>
          </table:table-cell>
          <table:table-cell table:style-name="ce7" office:value-type="string" calcext:value-type="string">
            <text:p><text:a xlink:href="https://www.sparkfun.com/products/10302" xlink:type="simple">https://www.sparkfun.com/products/10302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oy Stick (For Manual Control)</text:p>
          </table:table-cell>
          <table:table-cell table:style-name="ce4" office:value-type="float" office:value="3.95" calcext:value-type="float">
            <text:p>$3.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19]*[.C19]" office:value-type="float" office:value="3.95" calcext:value-type="float">
            <text:p>$3.95</text:p>
          </table:table-cell>
          <table:table-cell table:style-name="ce7" office:value-type="string" calcext:value-type="string">
            <text:p><text:a xlink:href="https://www.sparkfun.com/products/9032" xlink:type="simple">https://www.sparkfun.com/products/9032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GB LED</text:p>
          </table:table-cell>
          <table:table-cell table:style-name="ce4" office:value-type="float" office:value="1.95" calcext:value-type="float">
            <text:p>$1.9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B20]*[.C20]" office:value-type="float" office:value="1.95" calcext:value-type="float">
            <text:p>$1.95</text:p>
          </table:table-cell>
          <table:table-cell table:style-name="ce7" office:value-type="string" calcext:value-type="string">
            <text:p><text:a xlink:href="https://www.sparkfun.com/products/9264" xlink:type="simple">https://www.sparkfun.com/products/9264</text:a>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sc Wires/hardware etc </text:p>
          </table:table-cell>
          <table:table-cell table:style-name="ce4" office:value-type="float" office:value="30" calcext:value-type="float">
            <text:p>$30.0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[.B21]*[.C21]" office:value-type="float" office:value="30" calcext:value-type="float">
            <text:p>$30.0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""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2"/>
          <table:table-cell table:style-name="ce6" table:formula="of:=SUM([.D2:.D21])" office:value-type="string" office:string-value="$420.99" calcext:value-type="string">
            <text:p>$420.99</text:p>
          </table:table-cell>
          <table:table-cell table:style-name="ce2" office:value-type="string" calcext:value-type="string">
            <text:p>Totall for POC1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Taxes</text:p>
          </table:table-cell>
          <table:table-cell table:style-name="ce4" table:formula="of:=[.D22]*1.06" office:value-type="string" office:string-value="$446.25" calcext:value-type="string">
            <text:p>$446.2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Shipping </text:p>
          </table:table-cell>
          <table:table-cell table:style-name="ce4" office:value-type="string" calcext:value-type="string">
            <text:p><text:s/></text:p>
          </table:table-cell>
          <table:table-cell table:style-name="ce2"/>
          <table:table-cell table:number-columns-repeated="1019"/>
        </table:table-row>
        <table:table-row table:style-name="ro1" table:number-rows-repeated="4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s" table:style-name="ta2">
        <table:table-column table:style-name="co2" table:number-columns-repeated="1024" table:default-cell-style-name="Default"/>
        <table:table-row table:style-name="ro1">
          <table:table-cell table:style-name="ce8"/>
          <table:table-cell table:style-name="ce9" office:value-type="string" calcext:value-type="string">
            <text:p>N</text:p>
          </table:table-cell>
          <table:table-cell table:style-name="ce3" office:value-type="string" calcext:value-type="string">
            <text:p>Copied from another excel Sheet (Formulas now broken)</text:p>
          </table:table-cell>
          <table:table-cell table:number-columns-repeated="1021"/>
        </table:table-row>
        <table:table-row table:style-name="ro1">
          <table:table-cell table:style-name="ce8" office:value-type="float" office:value="18.14" calcext:value-type="float">
            <text:p>18.14</text:p>
          </table:table-cell>
          <table:table-cell table:style-name="ce9" office:value-type="string" calcext:value-type="string">
            <text:p>KG</text:p>
          </table:table-cell>
          <table:table-cell table:number-columns-repeated="1022"/>
        </table:table-row>
        <table:table-row table:style-name="ro1">
          <table:table-cell table:style-name="ce8" office:value-type="float" office:value="0.2" calcext:value-type="float">
            <text:p>0.2</text:p>
          </table:table-cell>
          <table:table-cell table:style-name="ce9" office:value-type="string" calcext:value-type="string">
            <text:p>M/S</text:p>
          </table:table-cell>
          <table:table-cell table:number-columns-repeated="1022"/>
        </table:table-row>
        <table:table-row table:style-name="ro1">
          <table:table-cell table:style-name="ce8" office:value-type="float" office:value="0.333" calcext:value-type="float">
            <text:p>0.333</text:p>
          </table:table-cell>
          <table:table-cell table:style-name="ce9" office:value-type="string" calcext:value-type="string">
            <text:p>Time to reach</text:p>
          </table:table-cell>
          <table:table-cell table:number-columns-repeated="1022"/>
        </table:table-row>
        <table:table-row table:style-name="ro1">
          <table:table-cell table:style-name="ce8" office:value-type="float" office:value="0.600600601" calcext:value-type="float">
            <text:p>0.600600601</text:p>
          </table:table-cell>
          <table:table-cell table:style-name="ce9" office:value-type="string" calcext:value-type="string">
            <text:p>M/S^2</text:p>
          </table:table-cell>
          <table:table-cell table:number-columns-repeated="1022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9" office:value-type="string" calcext:value-type="string">
            <text:p>Watts</text:p>
          </table:table-cell>
          <table:table-cell table:number-columns-repeated="102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9" office:value-type="string" calcext:value-type="string">
            <text:p>RPM</text:p>
          </table:table-cell>
          <table:table-cell table:number-columns-repeated="1022"/>
        </table:table-row>
        <table:table-row table:style-name="ro1">
          <table:table-cell table:style-name="ce8" office:value-type="float" office:value="3.333333333" calcext:value-type="float">
            <text:p>3.333333333</text:p>
          </table:table-cell>
          <table:table-cell table:style-name="ce9" office:value-type="string" calcext:value-type="string">
            <text:p>Rev/S</text:p>
          </table:table-cell>
          <table:table-cell table:number-columns-repeated="1022"/>
        </table:table-row>
        <table:table-row table:style-name="ro1">
          <table:table-cell table:style-name="ce8" office:value-type="float" office:value="20.93333333" calcext:value-type="float">
            <text:p>20.93333333</text:p>
          </table:table-cell>
          <table:table-cell table:style-name="ce9" office:value-type="string" calcext:value-type="string">
            <text:p>Radian/S</text:p>
          </table:table-cell>
          <table:table-cell table:number-columns-repeated="1022"/>
        </table:table-row>
        <table:table-row table:style-name="ro1">
          <table:table-cell table:style-name="ce8" office:value-type="float" office:value="0.025" calcext:value-type="float">
            <text:p>0.025</text:p>
          </table:table-cell>
          <table:table-cell table:style-name="ce9" office:value-type="string" calcext:value-type="string">
            <text:p>Gear Radius (m)</text:p>
          </table:table-cell>
          <table:table-cell table:number-columns-repeated="1022"/>
        </table:table-row>
        <table:table-row table:style-name="ro1">
          <table:table-cell table:style-name="ce8" office:value-type="float" office:value="0.157" calcext:value-type="float">
            <text:p>0.157</text:p>
          </table:table-cell>
          <table:table-cell table:style-name="ce9" office:value-type="string" calcext:value-type="string">
            <text:p>M/Rev</text:p>
          </table:table-cell>
          <table:table-cell table:number-columns-repeated="1022"/>
        </table:table-row>
        <table:table-row table:style-name="ro1">
          <table:table-cell table:style-name="ce8" office:value-type="float" office:value="0.523333333" calcext:value-type="float">
            <text:p>0.523333333</text:p>
          </table:table-cell>
          <table:table-cell table:style-name="ce9" office:value-type="string" calcext:value-type="string">
            <text:p>M/S</text:p>
          </table:table-cell>
          <table:table-cell table:number-columns-repeated="102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8" office:value-type="float" office:value="10.89489489" calcext:value-type="float">
            <text:p>10.89489489</text:p>
          </table:table-cell>
          <table:table-cell table:style-name="ce9" office:value-type="string" calcext:value-type="string">
            <text:p>Force Accel</text:p>
          </table:table-cell>
          <table:table-cell table:number-columns-repeated="1022"/>
        </table:table-row>
        <table:table-row table:style-name="ro1">
          <table:table-cell table:style-name="ce8" office:value-type="float" office:value="5.4" calcext:value-type="float">
            <text:p>5.4</text:p>
          </table:table-cell>
          <table:table-cell table:style-name="ce9" office:value-type="string" calcext:value-type="string">
            <text:p>Force Friction</text:p>
          </table:table-cell>
          <table:table-cell table:number-columns-repeated="1022"/>
        </table:table-row>
        <table:table-row table:style-name="ro1">
          <table:table-cell table:style-name="ce8" office:value-type="float" office:value="16.29489489" calcext:value-type="float">
            <text:p>16.29489489</text:p>
          </table:table-cell>
          <table:table-cell table:style-name="ce9" office:value-type="string" calcext:value-type="string">
            <text:p>Total Fore (Newton)</text:p>
          </table:table-cell>
          <table:table-cell table:number-columns-repeated="102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8" office:value-type="float" office:value="0.407372372" calcext:value-type="float">
            <text:p>0.407372372</text:p>
          </table:table-cell>
          <table:table-cell table:style-name="ce9" office:value-type="string" calcext:value-type="string">
            <text:p>N*m</text:p>
          </table:table-cell>
          <table:table-cell table:style-name="ce3" office:value-type="string" calcext:value-type="string">
            <text:p>Torque Required </text:p>
          </table:table-cell>
          <table:table-cell table:number-columns-repeated="1021"/>
        </table:table-row>
        <table:table-row table:style-name="ro1">
          <table:table-cell table:formula="of:=[.A19]*3" office:value-type="string" office:string-value="1.222117116" calcext:value-type="string">
            <text:p>1.222117116</text:p>
          </table:table-cell>
          <table:table-cell table:style-name="ce3" office:value-type="string" calcext:value-type="string">
            <text:p>Factor Safety 3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s" style:display-name="PageStyle_Cal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7" meta:object-count="0"/>
    <meta:generator>LibreOfficeDev/5.1.0.3$Linux_X86_64 LibreOffice_project/</meta:generator>
  </office:meta>
</office:document-meta>
</file>